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407d4"/>
    </style:style>
    <style:style style:name="P2" style:family="paragraph" style:parent-style-name="Standard" style:list-style-name="L1">
      <style:text-properties officeooo:paragraph-rsid="00226449"/>
    </style:style>
    <style:style style:name="P3" style:family="paragraph" style:parent-style-name="Standard" style:list-style-name="L1">
      <style:text-properties officeooo:paragraph-rsid="002156d3"/>
    </style:style>
    <style:style style:name="P4" style:family="paragraph" style:parent-style-name="Standard" style:list-style-name="L1">
      <style:text-properties officeooo:paragraph-rsid="00343557"/>
    </style:style>
    <style:style style:name="P5" style:family="paragraph" style:parent-style-name="Standard" style:list-style-name="L1">
      <style:text-properties officeooo:rsid="000407d4" officeooo:paragraph-rsid="000407d4"/>
    </style:style>
    <style:style style:name="P6" style:family="paragraph" style:parent-style-name="Standard" style:list-style-name="L1">
      <style:text-properties officeooo:rsid="000407d4" officeooo:paragraph-rsid="002156d3"/>
    </style:style>
    <style:style style:name="P7" style:family="paragraph" style:parent-style-name="Standard" style:list-style-name="L1">
      <style:text-properties officeooo:rsid="000407d4" officeooo:paragraph-rsid="00157294"/>
    </style:style>
    <style:style style:name="P8" style:family="paragraph" style:parent-style-name="Standard" style:list-style-name="L1">
      <style:text-properties officeooo:rsid="000407d4" officeooo:paragraph-rsid="0035c947"/>
    </style:style>
    <style:style style:name="P9" style:family="paragraph" style:parent-style-name="Standard" style:list-style-name="L1">
      <style:text-properties officeooo:rsid="00092842" officeooo:paragraph-rsid="00092842"/>
    </style:style>
    <style:style style:name="P10" style:family="paragraph" style:parent-style-name="Standard" style:list-style-name="L1">
      <style:text-properties officeooo:rsid="00092842" officeooo:paragraph-rsid="00343557"/>
    </style:style>
    <style:style style:name="T1" style:family="text">
      <style:text-properties officeooo:rsid="000407d4"/>
    </style:style>
    <style:style style:name="T2" style:family="text">
      <style:text-properties officeooo:rsid="00044f5a"/>
    </style:style>
    <style:style style:name="T3" style:family="text">
      <style:text-properties officeooo:rsid="0004be85"/>
    </style:style>
    <style:style style:name="T4" style:family="text">
      <style:text-properties officeooo:rsid="000562d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officeooo:rsid="0005e68f"/>
    </style:style>
    <style:style style:name="T7" style:family="text">
      <style:text-properties officeooo:rsid="0007dd8f"/>
    </style:style>
    <style:style style:name="T8" style:family="text">
      <style:text-properties officeooo:rsid="00080e69"/>
    </style:style>
    <style:style style:name="T9" style:family="text">
      <style:text-properties officeooo:rsid="00092842"/>
    </style:style>
    <style:style style:name="T10" style:family="text">
      <style:text-properties officeooo:rsid="000dd26c"/>
    </style:style>
    <style:style style:name="T11" style:family="text">
      <style:text-properties officeooo:rsid="000e0bfc"/>
    </style:style>
    <style:style style:name="T12" style:family="text">
      <style:text-properties officeooo:rsid="000f1ecc"/>
    </style:style>
    <style:style style:name="T13" style:family="text">
      <style:text-properties officeooo:rsid="00103502"/>
    </style:style>
    <style:style style:name="T14" style:family="text">
      <style:text-properties officeooo:rsid="00104ae1"/>
    </style:style>
    <style:style style:name="T15" style:family="text">
      <style:text-properties officeooo:rsid="001166e7"/>
    </style:style>
    <style:style style:name="T16" style:family="text">
      <style:text-properties officeooo:rsid="00156cc4"/>
    </style:style>
    <style:style style:name="T17" style:family="text">
      <style:text-properties officeooo:rsid="0016fe42"/>
    </style:style>
    <style:style style:name="T18" style:family="text">
      <style:text-properties officeooo:rsid="0017903f"/>
    </style:style>
    <style:style style:name="T19" style:family="text">
      <style:text-properties officeooo:rsid="00193562"/>
    </style:style>
    <style:style style:name="T20" style:family="text">
      <style:text-properties officeooo:rsid="001af1a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407d4" style:font-weight-asian="bold" style:font-weight-complex="bold"/>
    </style:style>
    <style:style style:name="T23" style:family="text">
      <style:text-properties fo:font-weight="bold" officeooo:rsid="000c34e5" style:font-weight-asian="bold" style:font-weight-complex="bold"/>
    </style:style>
    <style:style style:name="T24" style:family="text">
      <style:text-properties officeooo:rsid="001c637e"/>
    </style:style>
    <style:style style:name="T25" style:family="text">
      <style:text-properties style:font-name="Liberation Serif" fo:font-size="12pt" style:font-size-asian="12pt" style:font-size-complex="12pt"/>
    </style:style>
    <style:style style:name="T26" style:family="text">
      <style:text-properties style:font-name="Liberation Serif" fo:font-size="12pt" officeooo:rsid="000562d2" style:font-size-asian="12pt" style:font-size-complex="12pt"/>
    </style:style>
    <style:style style:name="T27" style:family="text">
      <style:text-properties style:font-name="Liberation Serif" fo:font-size="12pt" officeooo:rsid="002df715" style:font-size-asian="12pt" style:font-size-complex="12pt"/>
    </style:style>
    <style:style style:name="T28" style:family="text">
      <style:text-properties officeooo:rsid="00249eac"/>
    </style:style>
    <style:style style:name="T29" style:family="text">
      <style:text-properties officeooo:rsid="00267538"/>
    </style:style>
    <style:style style:name="T30" style:family="text">
      <style:text-properties officeooo:rsid="00280f7a"/>
    </style:style>
    <style:style style:name="T31" style:family="text">
      <style:text-properties officeooo:rsid="002f247e"/>
    </style:style>
    <style:style style:name="T32" style:family="text">
      <style:text-properties officeooo:rsid="002f3f81"/>
    </style:style>
    <style:style style:name="T33" style:family="text">
      <style:text-properties officeooo:rsid="003107b6"/>
    </style:style>
    <style:style style:name="T34" style:family="text">
      <style:text-properties officeooo:rsid="00322b5c"/>
    </style:style>
    <style:style style:name="T35" style:family="text">
      <style:text-properties officeooo:rsid="00322c87"/>
    </style:style>
    <style:style style:name="T36" style:family="text">
      <style:text-properties officeooo:rsid="00331495"/>
    </style:style>
    <style:style style:name="T37" style:family="text">
      <style:text-properties officeooo:rsid="00336a94"/>
    </style:style>
    <style:style style:name="T38" style:family="text">
      <style:text-properties officeooo:rsid="0033d828"/>
    </style:style>
    <style:style style:name="T39" style:family="text">
      <style:text-properties officeooo:rsid="002ae40c"/>
    </style:style>
    <style:style style:name="T40" style:family="text">
      <style:text-properties officeooo:rsid="00362075"/>
    </style:style>
    <style:style style:name="T41" style:family="text">
      <style:text-properties officeooo:rsid="0038413a"/>
    </style:style>
    <style:style style:name="T42" style:family="text">
      <style:text-properties officeooo:rsid="003b0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7332775" text:style-name="L1">
        <text:list-item>
          <text:p text:style-name="P5"><text:span text:style-name="T21">main </text:span>: <text:span text:style-name="T7">Paramètres principaux</text:span></text:p>
          <text:list>
            <text:list-item>
              <text:p text:style-name="P5"><text:span text:style-name="T21">endPoint </text:span>: <text:span text:style-name="T2">EndPoint du triplestore (url o</text:span><text:span text:style-name="T28">ù</text:span><text:span text:style-name="T2"> sont envoyé les requêtes).</text:span></text:p>
            </text:list-item>
            <text:list-item>
              <text:p text:style-name="P1"><text:span text:style-name="T22">tripleStore </text:span><text:span text:style-name="T1">: </text:span><text:span text:style-name="T3">Type</text:span><text:span text:style-name="T2"> du TripleStore (</text:span><text:span text:style-name="T3">valeur</text:span><text:span text:style-name="T29">s</text:span><text:span text:style-name="T3"> possible</text:span><text:span text:style-name="T30">s</text:span><text:span text:style-name="T3"> : </text:span><text:span text:style-name="T2">WIKIDATA, DATA_BNF </text:span><text:span text:style-name="T3">ou CIDOC_CRM).</text:span></text:p>
            </text:list-item>
            <text:list-item>
              <text:p text:style-name="P5"><text:span text:style-name="T21">dataFileUrl </text:span>: <text:span text:style-name="T3">Fichier contenant les requête</text:span><text:span text:style-name="T30">s</text:span><text:span text:style-name="T3"> prédéfinies (barre des requêtes sauvegardés).</text:span></text:p>
            </text:list-item>
            <text:list-item>
              <text:p text:style-name="P1"><text:span text:style-name="T22">queryInEndPointLink </text:span><text:span text:style-name="T1">:</text:span><text:span text:style-name="T4">Lien vers le triplestore Endpoint pour exécuter la requête (</text:span><text:span text:style-name="T26">definie le </text:span><text:span text:style-name="T27">l</text:span><text:span text:style-name="T5">ien vers le triplestore</text:span><text:span text:style-name="T25"> </text:span><text:span text:style-name="T26">du menu de req</text:span><text:span text:style-name="T4">uête) – Laisser vide pour désactiver le lien.</text:span></text:p>
            </text:list-item>
            <text:list-item>
              <text:p text:style-name="P6"><text:span text:style-name="T21">typeUri </text:span>: <text:span text:style-name="T4">Nom du lien correspondant au type de la donnée.</text:span></text:p>
            </text:list-item>
            <text:list-item>
              <text:p text:style-name="P6"><text:span text:style-name="T21">subclassUri </text:span>: <text:s/><text:span text:style-name="T4">Nom du lien correspondant </text:span><text:span text:style-name="T6">au</text:span><text:span text:style-name="T31">x</text:span><text:span text:style-name="T6"> sous classe</text:span><text:span text:style-name="T31">s</text:span><text:span text:style-name="T6"> (laisser vide pour désactiver les sous classes)</text:span><text:span text:style-name="T4">.</text:span></text:p>
            </text:list-item>
            <text:list-item>
              <text:p text:style-name="P2"><text:span text:style-name="T22">nodeFilterDateEnable </text:span><text:span text:style-name="T1">:</text:span><text:span text:style-name="T6">Définie si il est possible de créer des nœuds </text:span><text:span text:style-name="T31">F</text:span><text:span text:style-name="T6">iltre de type Date</text:span><text:span text:style-name="T4">.</text:span></text:p>
            </text:list-item>
            <text:list-item>
              <text:p text:style-name="P3"><text:span text:style-name="T22">limit </text:span><text:span text:style-name="T1">: </text:span><text:span text:style-name="T7">Valeur par défaut de </text:span><text:span text:style-name="T33">l</text:span><text:span text:style-name="T7">imit</text:span><text:span text:style-name="T32">e </text:span><text:span text:style-name="T7">d’élément récupéré</text:span><text:span text:style-name="T33">s</text:span><text:span text:style-name="T7"> (null pour pas de </text:span><text:span text:style-name="T34">l</text:span><text:span text:style-name="T7">imit</text:span><text:span text:style-name="T33">e</text:span><text:span text:style-name="T7">)</text:span><text:span text:style-name="T4">.</text:span></text:p>
            </text:list-item>
            <text:list-item>
              <text:p text:style-name="P4"><text:span text:style-name="T22">displayLabel </text:span><text:span text:style-name="T1">: </text:span><text:span text:style-name="T7">Définie si on récupère </text:span><text:span text:style-name="T35">automatiquement </text:span><text:span text:style-name="T7">des </text:span><text:span text:style-name="T36">l</text:span><text:span text:style-name="T7">abel</text:span><text:span text:style-name="T34">s</text:span><text:span text:style-name="T7"> (ne fonctionne que pour </text:span><text:span text:style-name="T24">Wikidata</text:span><text:span text:style-name="T7">)</text:span><text:span text:style-name="T4">.</text:span></text:p>
              <text:p text:style-name="P5"/>
            </text:list-item>
          </text:list>
        </text:list-item>
        <text:list-item>
          <text:p text:style-name="P3"><text:span text:style-name="T22">langParams </text:span><text:span text:style-name="T1">: </text:span><text:span text:style-name="T7">Paramètre</text:span><text:span text:style-name="T37">s</text:span><text:span text:style-name="T7"> liée</text:span><text:span text:style-name="T37">s</text:span><text:span text:style-name="T7"> </text:span><text:span text:style-name="T37">à la</text:span><text:span text:style-name="T7"> configuration de la langue</text:span><text:span text:style-name="T4">.</text:span></text:p>
          <text:list>
            <text:list-item>
              <text:p text:style-name="P6"><text:span text:style-name="T21">default </text:span>: <text:span text:style-name="T7">Langue par défaut</text:span><text:span text:style-name="T4">.</text:span></text:p>
            </text:list-item>
            <text:list-item>
              <text:p text:style-name="P6"><text:span text:style-name="T21">select </text:span>: <text:span text:style-name="T8">Liste les langues</text:span><text:span text:style-name="T9"> avec leur icônes</text:span><text:span text:style-name="T4">.</text:span></text:p>
            </text:list-item>
            <text:list-item>
              <text:p text:style-name="P4"><text:span text:style-name="T22">query </text:span><text:span text:style-name="T1">: </text:span><text:span text:style-name="T9">Définie les langues utilis</text:span><text:span text:style-name="T38">ées</text:span><text:span text:style-name="T9"> dans les requêtes </text:span><text:span text:style-name="T7">(ne fonctionne que pour </text:span><text:span text:style-name="T24">Wikidata</text:span><text:span text:style-name="T7">)</text:span><text:span text:style-name="T4">.</text:span></text:p>
              <text:p text:style-name="P5"/>
            </text:list-item>
          </text:list>
        </text:list-item>
        <text:list-item>
          <text:p text:style-name="P1"><text:span text:style-name="T22">prefix </text:span><text:span text:style-name="T1">:</text:span><text:span text:style-name="T9">Liste les préfixes prédéfinies :</text:span></text:p>
          <text:list>
            <text:list-item>
              <text:p text:style-name="P10"><text:span text:style-name="T21">clé </text:span>: <text:s/><text:span text:style-name="T39">C</text:span><text:span text:style-name="T10">lé du préfixe.</text:span></text:p>
            </text:list-item>
            <text:list-item>
              <text:p text:style-name="P9"><text:span text:style-name="T21">Valeur </text:span>: <text:span text:style-name="T10">Uri correspondant au préfixe.</text:span> </text:p>
            </text:list-item>
          </text:list>
          <text:p text:style-name="P5"/>
        </text:list-item>
        <text:list-item>
          <text:p text:style-name="P8"><text:span text:style-name="T21">wikidataSearch </text:span>: <text:span text:style-name="T10">Paramètre de recherche de </text:span><text:span text:style-name="T24">Wikidata</text:span><text:span text:style-name="T10"> </text:span><text:span text:style-name="T24">(uniquement pour le triplestore de Wikidata)</text:span><text:span text:style-name="T4">.</text:span></text:p>
          <text:list>
            <text:list-item>
              <text:p text:style-name="P6"><text:span text:style-name="T21">nbResult </text:span>: Nombre de résultats maximum récupérés.</text:p>
            </text:list-item>
            <text:list-item>
              <text:p text:style-name="P5"><text:span text:style-name="T21">langage </text:span>: Languages of the search corresponding to the language setting.<text:span text:style-name="T11">.</text:span></text:p>
              <text:p text:style-name="P5"/>
            </text:list-item>
          </text:list>
        </text:list-item>
        <text:list-item>
          <text:p text:style-name="P6"><text:span text:style-name="T21">nodeTypes </text:span>: <text:span text:style-name="T12">Définition </text:span><text:span text:style-name="T41">des </text:span><text:span text:style-name="T13">valeurs prédéfinie</text:span><text:span text:style-name="T41">s</text:span><text:span text:style-name="T13"> pour les nœuds de type</text:span><text:span text:style-name="T12"> « </text:span><text:span text:style-name="T13">Élément »</text:span><text:span text:style-name="T4">.</text:span></text:p>
          <text:p text:style-name="P5"/>
        </text:list-item>
        <text:list-item>
          <text:p text:style-name="P3"><text:span text:style-name="T22">nodeData </text:span><text:span text:style-name="T1">: <text:s/></text:span><text:span text:style-name="T12">Définition </text:span><text:span text:style-name="T41">des </text:span><text:span text:style-name="T13">valeurs prédéfinie</text:span><text:span text:style-name="T41">s</text:span><text:span text:style-name="T13"> pour les nœuds de type « Données »</text:span><text:span text:style-name="T4">.</text:span></text:p>
          <text:p text:style-name="P5"/>
        </text:list-item>
        <text:list-item>
          <text:p text:style-name="P6"><text:span text:style-name="T21">infos </text:span>: <text:span text:style-name="T16">Paramètres du menu d’information</text:span><text:span text:style-name="T41">s</text:span><text:span text:style-name="T16"> (icônes en haut à droite)</text:span><text:span text:style-name="T4">.</text:span></text:p>
          <text:list>
            <text:list-item>
              <text:p text:style-name="P7"><text:span text:style-name="T21">homePage </text:span>: <text:span text:style-name="T2">Page d’accueil du site.</text:span></text:p>
            </text:list-item>
            <text:list-item>
              <text:p text:style-name="P3"><text:span text:style-name="T22">ContactUrl </text:span><text:span text:style-name="T1">: </text:span><text:span text:style-name="T14">Url de la page de contact</text:span><text:span text:style-name="T4">.</text:span></text:p>
            </text:list-item>
            <text:list-item>
              <text:p text:style-name="P3"><text:span text:style-name="T22">helpUrl </text:span><text:span text:style-name="T1">: </text:span><text:span text:style-name="T14">Url de la page </text:span><text:span text:style-name="T15">d’aide</text:span><text:span text:style-name="T4">.</text:span></text:p>
              <text:p text:style-name="P5"/>
            </text:list-item>
          </text:list>
        </text:list-item>
        <text:list-item>
          <text:p text:style-name="P5"><text:span text:style-name="T21">searchAndListDisplayState </text:span>: <text:span text:style-name="T18">Définie si les actions de recherches et de listes sont affichées.</text:span></text:p>
          <text:list>
            <text:list-item>
              <text:p text:style-name="P5"><text:span text:style-name="T21">node </text:span>:</text:p>
              <text:list>
                <text:list-item>
                  <text:p text:style-name="P5"><text:span text:style-name="T21">element </text:span>:</text:p>
                  <text:list>
                    <text:list-item>
                      <text:p text:style-name="P3"><text:span text:style-name="T22">search </text:span><text:span text:style-name="T1">: </text:span><text:span text:style-name="T18">Recherche sur les nœuds de type </text:span><text:span text:style-name="T12">« </text:span><text:span text:style-name="T13">Élément »</text:span><text:span text:style-name="T4">.</text:span></text:p>
                    </text:list-item>
                    <text:list-item>
                      <text:p text:style-name="P6"><text:span text:style-name="T21">list </text:span>: <text:span text:style-name="T18">Liste prédéfinies pour les nœuds </text:span><text:span text:style-name="T19">d</text:span><text:span text:style-name="T18">e type </text:span><text:span text:style-name="T12">« </text:span><text:span text:style-name="T13">Élément »</text:span><text:span text:style-name="T4">.</text:span></text:p>
                    </text:list-item>
                  </text:list>
                </text:list-item>
                <text:list-item>
                  <text:p text:style-name="P5"><text:span text:style-name="T21">data </text:span>: </text:p>
                  <text:list>
                    <text:list-item>
                      <text:p text:style-name="P3"><text:span text:style-name="T22">search </text:span><text:span text:style-name="T1">: </text:span><text:span text:style-name="T18">Recherche sur les nœuds de type </text:span><text:span text:style-name="T13">« Données »</text:span><text:span text:style-name="T4">.</text:span></text:p>
                    </text:list-item>
                    <text:list-item>
                      <text:p text:style-name="P6"><text:span text:style-name="T21">list </text:span>: <text:span text:style-name="T18">Liste prédéfinies pour les nœuds </text:span><text:span text:style-name="T19">d</text:span><text:span text:style-name="T18">e type </text:span><text:span text:style-name="T13">« Données »</text:span><text:span text:style-name="T4">.</text:span></text:p>
                    </text:list-item>
                  </text:list>
                </text:list-item>
                <text:list-item>
                  <text:p text:style-name="P5"><text:span text:style-name="T21">edge </text:span>: </text:p>
                  <text:list>
                    <text:list-item>
                      <text:p text:style-name="P5"><text:span text:style-name="T21">fixed </text:span>: </text:p>
                      <text:list>
                        <text:list-item>
                          <text:p text:style-name="P3"><text:span text:style-name="T22">list </text:span><text:span text:style-name="T1">: </text:span><text:span text:style-name="T19">Liste de possibilité pour les </text:span><text:span text:style-name="T20">liens</text:span><text:span text:style-name="T19"> de type </text:span><text:span text:style-name="T13">« </text:span><text:span text:style-name="T20">Fixe </text:span><text:span text:style-name="T13">»</text:span><text:span text:style-name="T18"> </text:span><text:span text:style-name="T4">.</text:span></text:p>
                          <text:p text:style-name="P5"><text:soft-pag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21">ed</text:span><text:span text:style-name="T23">g</text:span><text:span text:style-name="T21">esValuesByElementNodeType </text:span>: <text:span text:style-name="T17">Valeur</text:span><text:span text:style-name="T42">s</text:span><text:span text:style-name="T17"> </text:span><text:span text:style-name="T18">possible</text:span><text:span text:style-name="T42">s</text:span><text:span text:style-name="T18"> </text:span><text:span text:style-name="T17">des liens récupérées automatiquement à partir du type de nœud.</text:span></text:p>
          <text:p text:style-name="P5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7T10:59:28.979000000</meta:creation-date>
    <dc:date>2021-03-04T18:22:14.660000000</dc:date>
    <meta:editing-duration>PT8H9M37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7" meta:word-count="422" meta:character-count="2339" meta:non-whitespace-character-count="1994"/>
  </office:meta>
</office:document-meta>
</file>